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ABD8" fo:border-left="2pt solid #000000" fo:border-right="thin solid #00ABD8" style:vertical-align="middle" fo:background-color="#B4C6E7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000000" fo:border-bottom="thin solid #00ABD8" fo:border-left="thin solid #00ABD8" fo:border-right="thin solid #00ABD8" style:vertical-align="middle" fo:background-color="#B4C6E7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thin solid #00ABD8" fo:border-left="thin solid #00ABD8" fo:border-right="2pt solid #000000" style:vertical-align="middle" fo:background-color="#B4C6E7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ABD8" fo:border-bottom="none" fo:border-left="2pt solid #000000" fo:border-right="2pt solid #000000" style:vertical-align="middle" fo:background-color="#D9E1F2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fo:background-color="#D9E1F2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9E1F2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ABD8" fo:border-left="2pt solid #000000" fo:border-right="2pt solid #000000" fo:background-color="#D9E1F2"/>
    </style:style>
    <style:style style:name="ce9" style:family="table-cell" style:parent-style-name="Default" style:data-style-name="N0">
      <style:table-cell-properties fo:border-top="thin solid #00ABD8" fo:border-bottom="none" fo:border-left="2pt solid #000000" fo:border-right="2pt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style:vertical-align="to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FF2CC"/>
    </style:style>
    <style:style style:name="ce12" style:family="table-cell" style:parent-style-name="Default" style:data-style-name="N0">
      <style:table-cell-properties fo:border-top="none" fo:border-bottom="thin solid #00ABD8" fo:border-left="2pt solid #000000" fo:border-right="2pt solid #000000" fo:background-color="transparent"/>
    </style:style>
    <style:style style:name="ce13" style:family="table-cell" style:parent-style-name="Default" style:data-style-name="N0">
      <style:table-cell-properties fo:border-top="thin solid #00ABD8" fo:border-bottom="2pt solid #000000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06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y_Creer_Partie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2" table:number-rows-spanned="2" table:style-name="ce2">
            <text:p>Titre : Créer une partie</text:p>
          </table:table-cell>
          <table:covered-table-cell/>
          <table:table-cell office:value-type="string" table:number-columns-spanned="1" table:number-rows-spanned="2" table:style-name="ce3">
            <text:p>Priorité : 100</text:p>
          </table:table-cell>
          <table:table-cell office:value-type="string" table:number-columns-spanned="1" table:number-rows-spanned="2" table:style-name="ce4">
            <text:p>Estimation :</text:p>
          </table:table-cell>
          <table:table-cell table:number-columns-repeated="16380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5">
            <text:p>En tant que<text:s/><text:span text:style-name="T2">{utilisateur}</text:span><text:s/>utilisateur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6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">
            <text:p>Je souhaite<text:s/><text:span text:style-name="T2">{besoin}</text:span><text:s/>créer une parti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6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">
            <text:p>Afin de<text:s/><text:span text:style-name="T2">{objectif}</text:span><text:s/>me distrair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8"/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Critères d'acceptance :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<text:s/><text:span text:style-name="T2">{contexte},<text:s/></text:span>lorsque je<text:span text:style-name="T3"><text:s/></text:span><text:span text:style-name="T2">{action}, a</text:span>lors<text:span text:style-name="T3"><text:s/></text:span><text:span text:style-name="T2">{résultat}</text:span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2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2" table:style-name="ce13">
            <text:p>Documents :<text:s/><text:span text:style-name="T2">ex wireframe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User_Story_Jouer_Tour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2" table:number-rows-spanned="2" table:style-name="ce2">
            <text:p>Titre : Jouer son tour</text:p>
          </table:table-cell>
          <table:covered-table-cell/>
          <table:table-cell office:value-type="string" table:number-columns-spanned="1" table:number-rows-spanned="2" table:style-name="ce3">
            <text:p>Priorité : 90</text:p>
          </table:table-cell>
          <table:table-cell office:value-type="string" table:number-columns-spanned="1" table:number-rows-spanned="2" table:style-name="ce4">
            <text:p>Estimation :</text:p>
          </table:table-cell>
          <table:table-cell table:number-columns-repeated="16380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5">
            <text:p>En tant que<text:s/><text:span text:style-name="T2">{utilisateur}</text:span><text:s/>joueur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6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">
            <text:p>Je souhaite<text:s/><text:span text:style-name="T2">{besoin}</text:span><text:s/>jouer mon tour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6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">
            <text:p>Afin de<text:s/><text:span text:style-name="T2">{objectif}</text:span><text:s/>afin de participer à la parti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8"/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Critères d'acceptance :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<text:s/><text:span text:style-name="T2">{contexte},<text:s/></text:span>lorsque je<text:span text:style-name="T3"><text:s/></text:span><text:span text:style-name="T2">{action}, a</text:span>lors<text:span text:style-name="T3"><text:s/></text:span><text:span text:style-name="T2">{résultat}</text:span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2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2" table:style-name="ce13">
            <text:p>Documents :<text:s/><text:span text:style-name="T2">ex wireframe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User_Story_Avorter_Partie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2" table:number-rows-spanned="2" table:style-name="ce2">
            <text:p>Titre : avorter une partie</text:p>
          </table:table-cell>
          <table:covered-table-cell/>
          <table:table-cell office:value-type="string" table:number-columns-spanned="1" table:number-rows-spanned="2" table:style-name="ce3">
            <text:p>Priorité : 50</text:p>
          </table:table-cell>
          <table:table-cell office:value-type="string" table:number-columns-spanned="1" table:number-rows-spanned="2" table:style-name="ce4">
            <text:p>Estimation :</text:p>
          </table:table-cell>
          <table:table-cell table:number-columns-repeated="16380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5">
            <text:p>En tant que<text:s/><text:span text:style-name="T2">{utilisateur}</text:span><text:s/>utilisateur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6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">
            <text:p>Je souhaite<text:s/><text:span text:style-name="T2">{besoin}</text:span><text:s/>avorter la partie en cour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6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">
            <text:p>Afin de<text:s/><text:span text:style-name="T2">{objectif}</text:span><text:s/>mettre fin à la partie en cour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8"/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Critères d'acceptance :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<text:s/><text:span text:style-name="T2">{contexte},<text:s/></text:span>lorsque je<text:span text:style-name="T3"><text:s/></text:span><text:span text:style-name="T2">{action}, a</text:span>lors<text:span text:style-name="T3"><text:s/></text:span><text:span text:style-name="T2">{résultat}</text:span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table:number-columns-spanned="4" table:number-rows-spanned="1" table:style-name="ce12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2" table:style-name="ce13">
            <text:p>Documents :<text:s/><text:span text:style-name="T2">ex wireframe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title/>
    <dc:description/>
    <dc:subject/>
    <meta:initial-creator>THIRY Sophie</meta:initial-creator>
    <dc:creator>DERBAL Saïd</dc:creator>
    <meta:creation-date>2022-04-06T14:51:12Z</meta:creation-date>
    <dc:date>2024-02-28T13:39:48Z</dc:date>
  </office:meta>
</office:document-meta>
</file>